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845c" officeooo:paragraph-rsid="0016845c"/>
    </style:style>
    <style:style style:name="P2" style:family="paragraph" style:parent-style-name="Standard">
      <style:text-properties officeooo:rsid="0016845c" officeooo:paragraph-rsid="0016845c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b07bf" officeooo:paragraph-rsid="001b07bf" style:font-weight-asian="bold" style:font-weight-complex="bold"/>
    </style:style>
    <style:style style:name="P4" style:family="paragraph" style:parent-style-name="Standard">
      <style:text-properties fo:font-weight="bold" officeooo:paragraph-rsid="0020197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b07bf" officeooo:paragraph-rsid="001b07b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b07bf" officeooo:paragraph-rsid="001c084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c0841" officeooo:paragraph-rsid="001f4053" style:font-weight-asian="normal" style:font-weight-complex="normal"/>
    </style:style>
    <style:style style:name="P8" style:family="paragraph" style:parent-style-name="Standard">
      <style:text-properties officeooo:rsid="001982f2" officeooo:paragraph-rsid="001982f2"/>
    </style:style>
    <style:style style:name="P9" style:family="paragraph" style:parent-style-name="Standard">
      <style:text-properties officeooo:rsid="001c0841" officeooo:paragraph-rsid="001c0841"/>
    </style:style>
    <style:style style:name="P10" style:family="paragraph" style:parent-style-name="Standard">
      <style:text-properties officeooo:paragraph-rsid="00201970"/>
    </style:style>
    <style:style style:name="P11" style:family="paragraph" style:parent-style-name="Standard">
      <style:text-properties officeooo:paragraph-rsid="00217b37"/>
    </style:style>
    <style:style style:name="P12" style:family="paragraph" style:parent-style-name="Standard">
      <style:text-properties officeooo:rsid="00249ed1" officeooo:paragraph-rsid="00249ed1"/>
    </style:style>
    <style:style style:name="P13" style:family="paragraph" style:parent-style-name="Standard">
      <style:text-properties officeooo:paragraph-rsid="00249ed1"/>
    </style:style>
    <style:style style:name="T1" style:family="text">
      <style:text-properties officeooo:rsid="001b07bf"/>
    </style:style>
    <style:style style:name="T2" style:family="text">
      <style:text-properties officeooo:rsid="001c0841"/>
    </style:style>
    <style:style style:name="T3" style:family="text">
      <style:text-properties officeooo:rsid="001d9b2f"/>
    </style:style>
    <style:style style:name="T4" style:family="text">
      <style:text-properties officeooo:rsid="00187c74"/>
    </style:style>
    <style:style style:name="T5" style:family="text">
      <style:text-properties officeooo:rsid="00159c32"/>
    </style:style>
    <style:style style:name="T6" style:family="text">
      <style:text-properties officeooo:rsid="001982f2"/>
    </style:style>
    <style:style style:name="T7" style:family="text">
      <style:text-properties fo:font-weight="bold" officeooo:rsid="00187c74" style:font-weight-asian="bold" style:font-weight-complex="bold"/>
    </style:style>
    <style:style style:name="T8" style:family="text">
      <style:text-properties fo:font-weight="bold" officeooo:rsid="00159c32" style:font-weight-asian="bold" style:font-weight-complex="bold"/>
    </style:style>
    <style:style style:name="T9" style:family="text">
      <style:text-properties fo:font-weight="bold" officeooo:rsid="001982f2" style:font-weight-asian="bold" style:font-weight-complex="bold"/>
    </style:style>
    <style:style style:name="T10" style:family="text">
      <style:text-properties fo:font-weight="bold" officeooo:rsid="00201970" style:font-weight-asian="bold" style:font-weight-complex="bold"/>
    </style:style>
    <style:style style:name="T11" style:family="text">
      <style:text-properties fo:font-weight="bold" officeooo:rsid="00217b37" style:font-weight-asian="bold" style:font-weight-complex="bold"/>
    </style:style>
    <style:style style:name="T12" style:family="text">
      <style:text-properties fo:font-weight="normal" officeooo:rsid="001982f2" style:font-weight-asian="normal" style:font-weight-complex="normal"/>
    </style:style>
    <style:style style:name="T13" style:family="text">
      <style:text-properties fo:font-weight="normal" officeooo:rsid="00159c32" style:font-weight-asian="normal" style:font-weight-complex="normal"/>
    </style:style>
    <style:style style:name="T14" style:family="text">
      <style:text-properties officeooo:rsid="001f4053"/>
    </style:style>
    <style:style style:name="T15" style:family="text">
      <style:text-properties officeooo:rsid="001f5cfd"/>
    </style:style>
    <style:style style:name="T16" style:family="text">
      <style:text-properties fo:font-variant="normal" fo:text-transform="none" fo:color="#2c001e" style:font-name="Liberation Serif" fo:font-size="12pt" fo:letter-spacing="normal" fo:font-style="normal" fo:font-weight="normal"/>
    </style:style>
    <style:style style:name="T17" style:family="text">
      <style:text-properties officeooo:rsid="002019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L362 <text:s/>Assignment-1</text:p>
      <text:p text:style-name="P3"/>
      <text:p text:style-name="P5"><text:s/></text:p>
      <text:p text:style-name="P1"/>
      <text:p text:style-name="P1"><text:span text:style-name="T1">Order of t</text:span>ime taken <text:span text:style-name="T1">for inserting 500,000 tuples in registers </text:span>:</text:p>
      <text:p text:style-name="P1"><text:span text:style-name="T2">using </text:span>JDBC &gt; insert <text:span text:style-name="T2">statement </text:span>for each tuple &gt; bulk load</text:p>
      <text:p text:style-name="P1"/>
      <text:p text:style-name="P1"/>
      <text:p text:style-name="P9">Tuples were inserted in ‘registers’ table of the given <text:span text:style-name="T3">design </text:span>and not after removing constraints.</text:p>
      <text:p text:style-name="P9"/>
      <text:p text:style-name="P9"/>
      <text:p text:style-name="P10"><text:span text:style-name="T10">JDBC</text:span></text:p>
      <text:p text:style-name="P10"><text:span text:style-name="T10"/></text:p>
      <text:p text:style-name="P13"><text:span text:style-name="T7">JDBC</text:span><text:span text:style-name="T4"> was done statement by statement which takes more time than a single command. </text:span></text:p>
      <text:p text:style-name="P13"><text:span text:style-name="T4">In JDBC, each statement is passed from java to postgres which also takes some time.</text:span></text:p>
      <text:p text:style-name="P13"><text:span text:style-name="T4">Then each statement has to be parsed before it can be executed.</text:span></text:p>
      <text:p text:style-name="P12"/>
      <text:p text:style-name="P10"/>
      <text:p text:style-name="P11"><text:span text:style-name="T11">I</text:span><text:span text:style-name="T8">nsert </text:span><text:span text:style-name="T11">S</text:span><text:span text:style-name="T8">tatements</text:span></text:p>
      <text:p text:style-name="P10"/>
      <text:p text:style-name="P10"><text:span text:style-name="T4">In </text:span><text:span text:style-name="T13">insert statements</text:span><text:span text:style-name="T5"> each line has to be parsed which takes time. </text:span></text:p>
      <text:p text:style-name="P10"/>
      <text:p text:style-name="P4"><text:span text:style-name="T17">Bulk Load</text:span></text:p>
      <text:p text:style-name="P4"/>
      <text:p text:style-name="P13"><text:span text:style-name="T5">In </text:span><text:span text:style-name="T12">bulk load</text:span><text:span text:style-name="T9"> </text:span><text:span text:style-name="T6">is less flexible and data is not parsed it is directly transferred from file to table.</text:span></text:p>
      <text:p text:style-name="P12">It is done in only one command which reduces time a lot.</text:p>
      <text:p text:style-name="P12"><text:span text:style-name="T16">It has significantly less overhead for large data loads and is optimized for loading large numbers of rows.</text:span></text:p>
      <text:p text:style-name="P13"><text:span text:style-name="T16">Use COPY to load all the rows in one command, instead of using a series of INSERT commands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soft-page-break/>Assignment done by: </text:p>
      <text:p text:style-name="P6"><text:span text:style-name="T2">Prakhar Kumar(2015CS10667)</text:span></text:p>
      <text:p text:style-name="P7">Ankesh Gupta(<text:span text:style-name="T14">2015CS10435</text:span>)</text:p>
      <text:p text:style-name="P7"><text:span text:style-name="T15">Divgian Singh Sidhu</text:span>(<text:span text:style-name="T14">2015CS10226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8:10:44.036166989</meta:creation-date>
    <meta:generator>LibreOffice/5.1.6.2$Linux_X86_64 LibreOffice_project/10m0$Build-2</meta:generator>
    <dc:date>2018-01-29T17:16:11.890639584</dc:date>
    <meta:editing-duration>PT1H17M50S</meta:editing-duration>
    <meta:editing-cycles>11</meta:editing-cycles>
    <meta:document-statistic meta:table-count="0" meta:image-count="0" meta:object-count="0" meta:page-count="2" meta:paragraph-count="20" meta:word-count="174" meta:character-count="1017" meta:non-whitespace-character-count="857"/>
  </office:meta>
</office:document-meta>
</file>